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送っていただいて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だけ資材が揃っていれば、すぐにでも
開発を開始できる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頼む。</text:p>
          </table:table-cell>
          <table:table-cell table:style-name="ce0" office:value-type="string">
            <text:p>Map151</text:p>
          </table:table-cell>
          <table:table-cell table:style-name="ce0"/>
          <table:table-cell table:style-name="ce0" office:value-type="string">
            <text:p>Welcome aboard.</text:p>
          </table:table-cell>
          <table:table-cell table:number-columns-repeated="1020"/>
        </table:table-row>
        <table:table-row>
          <table:table-cell table:style-name="ce0" office:value-type="string">
            <text:p>干渉剤が完成したら、どうやって知らせて
くれ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の方にお願いして、届けさせて
いただ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薬ができるまでの間、わたし達は
どうしよっ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お城で行動方針の相談をする
予定だったんだから、また騎士団長さんの
所に戻るべきじゃない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頃、ルミィさんがいなくなってる事に
敵も気付いているでしょうから、また
何か仕掛けてくるかもしれませんし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またお城に戻るってこと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た、大変です！　すぐに来てください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に慌てて、どうしたんですか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熾天宮が、熾天宮が白カラットの襲撃を
　受けているんです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と・・・</text:p>
          </table:table-cell>
          <table:table-cell table:style-name="ce0" office:value-type="string">
            <text:p>Map185</text:p>
          </table:table-cell>
          <table:table-cell table:style-name="ce0"/>
          <table:table-cell table:style-name="ce0" office:value-type="string">
            <text:p>What in the world...</text:p>
          </table:table-cell>
          <table:table-cell table:number-columns-repeated="1020"/>
        </table:table-row>
        <table:table-row>
          <table:table-cell table:style-name="ce0" office:value-type="string">
            <text:p>ど、どうして白カラットが熾天宮を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詳しいことは分かりませんが、とにかく
　ものすごい戦闘力で衛兵たちを10メートル
　くらい吹っ飛ばしたと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手がつけられない状態ってこと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それと情報によれば、彼女は禍々しい青い
　オーラをまとって暴れまくっているそうです！
　その恐ろしい力で、衛兵を30メートルも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恐らく瘴魔状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も、スペルエンチャンターによって
完全に自分の力として操ってい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恐ろしいことを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は熾力の起源とされている場所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が襲撃されているとなれば、止めない
わけにいくま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すぐに向かい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・・・当然だと思いますけど、
干渉剤の作成は間に合わない・・・です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製方法は確立していますが、さすがに
今この段階でお渡しすることは不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事態が事態ですので、取り急ぎ試薬を
作成してお届け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先行して現場に向かう。　行こ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どういう理由で熾天宮を襲撃して
いるのかは分かりませんが、彼女を
止めなくてはならないことは間違い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ペルエンチャンターの干渉剤の試薬が
完成次第、届けに行きますので、みなさんは
熾天宮に先行して時間を稼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西部にあるダスプ沼とバルカド遺跡で
“榴鉱石”及び“レリグ・イアスの鱗粉”を
採取してき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魔力が発生している地点を探知できる
装置を作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おかえり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だいま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要望のあった2つの材料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榴鉱石と鱗粉です。　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これで魔力探知装置の
材料がそろ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ころで、あの・・・大丈夫でしたか？
危険種族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危険だけど最高だ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・・・会いたい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に会う時は、何かおみやげ持っていく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？？　は、は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・・・良かった？　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話は後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取り急ぎ魔力探知装置の製作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が出かけた後、装置作成のための
準備は整えておきましたので、完成までには
そう時間はかから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のくらいかかりそう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工程が滞りなく進めば、3時間25分で
完成する見込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スペシャリス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は分刻みのスケジュールで動くって
本当だっ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事によってはナノ秒刻み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完成までの間、適当に休憩するなどして、
暇を潰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来たる決戦に備えて体力を養って
おくのも重要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装置が完成するまで自由行動に
し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ーい！！　あそぶ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教会内を探検し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してもいいけど、せめて邪魔にならないように
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渡しした干渉剤は注射器に入っ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体内に注入すれば、永久に
瘴魔状態を解除でき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の手前にあるエント村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出航する船に乗るため、港町
ザザーブ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敵の居場所を探る装置が完成したと聞いて
　駆けつけた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この金色の球体がそ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魔力探知装置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った今完成した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やっと、攻めの姿勢に持っていくことが
でき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だが、起動してもら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れい・・・プラネタリウムみた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光ってる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光を読み取れば、敵の位置が分かるん
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展開する光が、この世界の座標と位置関係を
共有するように設計さ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光を発している地点の座標を世界地図と
相関させれば、そのポイントを特定することが
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ナ、ナルホド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秋空さんと同じく、さっぱり分かり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、とにかく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際のところ、敵の位置は判明し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確認してみ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い魔力反応が発生しているポイントが
いくつかありま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中でも、特に強力な反応を示している
地点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陸東部にある霊峰“天土（あまつち）”の
頂上付近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他の数か所とは明らかにレベルの違う
魔力反応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3カラットのどれかな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ろうな。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だが、現状で考えて一番可能性が高いの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干渉剤による一時的な魔力抑制効果が既に
消滅していれば、赤カラットと青カラットを
大きくしのぐ魔力を持っているはず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が、東部の霊峰の頂上に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は暫定トップの超強敵だけど・・・
行く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の干渉剤が完成しているかどうかに
よります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心配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の瘴魔状態を永久に解除する
干渉剤“スペル・デストラクター”がすでに
完成し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！！　さすが天才科学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それを使えば今度こそ白カラットを
完全に無力化できるということだ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効果は保証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選択肢は1つしか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敵の居場所が判明し、それを無力化する
手段を我々は持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奇襲だナー！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チャンスを逃す手は無い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これを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干渉剤S.D】×1
を手に入れ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現場に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場所は、大陸東部の霊峰“天土”で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にレッツホウ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最強クラスの敵を無力化できるチャンス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至急、霊峰“天土”の白カラットを強襲し、彼女
　を撃破し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峰天土には、特に魔力の反応は無い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にアジトを移したん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最強の死神を雇ったとは言え、やはり
やつらにとって熾天少女は脅威だ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次はどこを探す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段階で、一番敵がいる可能性が高いのは、
大陸北部だ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特に青カラットは、私たちに魔界門のことを
教えてしまいましたし、門を破壊されまいとして
北部で守りを固めているのではない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、鋭い洞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大陸北部を探ってみ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強い反応があるみたい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反応は1つ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独で行動している、強力な魔力の持ち主と
言えば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白カラット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度は魔界門を研究して力を得ようと
してるのか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急いで止めに行か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ちらには干渉剤S.Dという切り札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相手が白カラットだからと言って臆することは
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空玉が完成次第、北部の魔界門へ急行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